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5082" officeooo:paragraph-rsid="001650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本文档用来介绍实现本工程所需的所有技术。</text:p>
      <text:p text:style-name="P1">目录：</text:p>
      <text:p text:style-name="P1">1.工程文件介绍</text:p>
      <text:p text:style-name="P1">2.运行代码流程</text:p>
      <text:p text:style-name="P1">3.Inode，Entry_Dir结构</text:p>
      <text:p text:style-name="P1">4.调试技术</text:p>
      <text:p text:style-name="P1">5.代码细节</text:p>
      <text:p text:style-name="P1"></text:p>
      <text:p text:style-name="P1"></text:p>
      <text:p text:style-name="P1">1.工程文件介绍：</text:p>
      <text:p text:style-name="P1"></text:p>
      <text:p text:style-name="P1">代码部分：boot_ext2.asm loader_ext2.asm kernel.asm</text:p>
      <text:p text:style-name="P1">头文件<text:tab/>: load.inc<text:tab/>pm.inc</text:p>
      <text:p text:style-name="P1">脚本程序：boot.run<text:tab/>load.run<text:tab/>kernel.run</text:p>
      <text:p text:style-name="P1">配置文件：bochsrc</text:p>
      <text:p text:style-name="P1">软盘<text:tab/>：a.img</text:p>
      <text:p text:style-name="P1">代码boot,loader,kernel是我们操作系统的代码。</text:p>
      <text:p text:style-name="P1">头文件load.inc和pm.inc中我们定义了一些常量</text:p>
      <text:p text:style-name="P1">脚本程序boot.run，load.run和kernel.run辅助我们编译和向软盘中写入文件</text:p>
      <text:p text:style-name="P1">配置文件bochsrc是bochs虚拟机的配置文件</text:p>
      <text:p text:style-name="P1">软盘a.img是我们的启动盘</text:p>
      <text:p text:style-name="P1"></text:p>
      <text:p text:style-name="P1">2.运行代码流程</text:p>
      <text:p text:style-name="P1">2.1.执行./boot.run，具体代码如下：</text:p>
      <text:p text:style-name="P1"><text:tab/>nasm boot_ext2.asm -o boot_ext2.bin</text:p>
      <text:p text:style-name="P1"><text:tab/>sleep 1</text:p>
      <text:p text:style-name="P1"><text:tab/>dd if=boot_ext2.bin of=a.img bs=512 count=1 conv=notrunc</text:p>
      <text:p text:style-name="P1"><text:tab/>他负责把boot_ext2.asm汇编成二进制文件，然后将其写入a.img的第一个扇区中。</text:p>
      <text:p text:style-name="P1">这样，a.img就可以作为启动盘了。</text:p>
      <text:p text:style-name="P1">2.2.执行./kernel.run</text:p>
      <text:p text:style-name="P1"><text:tab/>nasm -f elf kernel.asm -o kernel.o</text:p>
      <text:p text:style-name="P1"><text:tab/>ld -s -Ttext 0x30400 kernel.o -o kernel.bin</text:p>
      <text:p text:style-name="P1"><text:tab/>他负责把kernel.asm汇编成elf格式的文件，然后将其链接成入口地址为0x30400</text:p>
      <text:p text:style-name="P1">的elf文件。（这个具体过程未深究，只用知道kernel.bin是elf格式的文件）</text:p>
      <text:p text:style-name="P1">2.3.执行./load.run，具体代码如下：</text:p>
      <text:p text:style-name="P1"><text:tab/>nasm loader_ext2.asm -o loader.bin</text:p>
      <text:p text:style-name="P1"><text:tab/>sudo mount -o loop a.img /mnt/floppy/</text:p>
      <text:p text:style-name="P1"><text:tab/>sudo cp loader.bin /mnt/floppy/ -v</text:p>
      <text:p text:style-name="P1"><text:tab/>sudo cp kernel.bin /mnt/floppy/ -v</text:p>
      <text:p text:style-name="P1"><text:tab/>sleep 1</text:p>
      <text:p text:style-name="P1"><text:tab/>sudo umount /mnt/floppy/</text:p>
      <text:p text:style-name="P1"><text:tab/>他负责把loader_ext2.asm汇编成二进制文件loader.bin。再将a.img挂载到</text:p>
      <text:p text:style-name="P1">/mnt/floop目录下（这样才能将文件复制进软盘a.img）。随后便将loader.bin和</text:p>
      <text:p text:style-name="P1">kernel.bin复制进/mnt/floop中，即a.img中。最后将a.img卸载下来。</text:p>
      <text:p text:style-name="P1">2.4.执行bochs命令，运行bochs虚拟机。</text:p>
      <text:p text:style-name="P1"></text:p>
      <text:p text:style-name="P1"></text:p>
      <text:p text:style-name="P1">3.Inode，Entry_Dir结构</text:p>
      <text:p text:style-name="P1">在叙述代码功能，并详细解释之前我们还需要了解一些基本知识。</text:p>
      <text:p text:style-name="P1">首先我们必须知道ext2文件系统中的inode和目录项的结构（此处只叙述</text:p>
      <text:p text:style-name="P1">我们需要知道的成员，与本实验无关的暂不考虑）。</text:p>
      <text:p text:style-name="P1">inode结构</text:p>
      <text:p text:style-name="P1"><text:soft-page-break/>struct inode{</text:p>
      <text:p text:style-name="P1"><text:tab/>_u32 unknow<text:tab/><text:tab/><text:tab/>;unknow代表我也不清楚此成员的含义</text:p>
      <text:p text:style-name="P1"><text:tab/>_u32 size;<text:tab/><text:tab/><text:tab/>;</text:p>
      <text:p text:style-name="P1"><text:tab/>_u32 Creat_T</text:p>
      <text:p text:style-name="P1"><text:tab/>_u32 Modif_T</text:p>
      <text:p text:style-name="P1"><text:tab/>_u32 Access_T</text:p>
      <text:p text:style-name="P1"><text:tab/>_u32 Del_T</text:p>
      <text:p text:style-name="P1"><text:tab/>_u16 unknow</text:p>
      <text:p text:style-name="P1"><text:tab/>_u16 link_count</text:p>
      <text:p text:style-name="P1"><text:tab/>_u32 Block_count<text:tab/>;记载了block×2数</text:p>
      <text:p text:style-name="P1"><text:tab/>_u32 unknow</text:p>
      <text:p text:style-name="P1"><text:tab/>_u32 unknow</text:p>
      <text:p text:style-name="P1"><text:tab/>_u32 Block[15]<text:tab/><text:tab/>;15个索引项，包括12个一级索引，2个二级，1个三级</text:p>
      <text:p text:style-name="P1"><text:tab/>_u32 Generation</text:p>
      <text:p text:style-name="P1"><text:tab/>_u32 unkown[6]<text:tab/><text:tab/><text:tab/>;代表有6个未知项，不是数组的意思</text:p>
      <text:p text:style-name="P1">}</text:p>
      <text:p text:style-name="P1"><text:tab/>这是这是存放在ext2磁盘上的inode结构，位置也是一一对应。也就是说索引项</text:p>
      <text:p text:style-name="P1">是从偏移量为40的地方开始，block_count距头部偏移为28。</text:p>
      <text:p text:style-name="P1"><text:tab/>我们需要的成员是：Block_count和Block[15]。<text:tab/></text:p>
      <text:p text:style-name="P1"><text:tab/>最后我们可以看出一个inode占128字节。</text:p>
      <text:p text:style-name="P1">目录项的结构就比较简单了</text:p>
      <text:p text:style-name="P1">struct Entry_Dir{</text:p>
      <text:p text:style-name="P1"><text:tab/>_u32 inode<text:tab/><text:tab/>;inode节点号</text:p>
      <text:p text:style-name="P1"><text:tab/>_u16 rec_len<text:tab/>;本目录项的长度</text:p>
      <text:p text:style-name="P1"><text:tab/>_u8 <text:s/>name_len<text:tab/>;目录项名的长度</text:p>
      <text:p text:style-name="P1"><text:tab/>_u8 <text:s/>file_type <text:s/>;文件类型，常规文件或目录或链接等</text:p>
      <text:p text:style-name="P1"><text:tab/>char name[]<text:tab/><text:tab/>;长度不固定。</text:p>
      <text:p text:style-name="P1">}</text:p>
      <text:p text:style-name="P1"><text:tab/>从中可以看出目录项的长度是不固定的，所以需要两个字节来存放本目录项的长度</text:p>
      <text:p text:style-name="P1">信息。</text:p>
      <text:p text:style-name="P1"><text:tab/>最后我们需要清楚ext2文件系统的格式</text:p>
      <text:p text:style-name="P1"></text:p>
      <text:p text:style-name="P1"></text:p>
      <text:p text:style-name="P1"></text:p>
      <text:p text:style-name="P1"></text:p>
      <text:p text:style-name="P1"><text:tab/>有了这些知识我们就可以加载存放在ext2类型的软盘中的文件loader.bin和</text:p>
      <text:p text:style-name="P1">kernel.bin了。</text:p>
      <text:p text:style-name="P1"></text:p>
      <text:p text:style-name="P1">4.调试技术</text:p>
      <text:p text:style-name="P1"><text:tab/>我们可以用的调试技术很简单</text:p>
      <text:p text:style-name="P1"></text:p>
      <text:p text:style-name="P1">bochs基本调试命令：</text:p>
      <text:p text:style-name="P1"><text:tab/>b 0x7c00<text:tab/>打断点</text:p>
      <text:p text:style-name="P1"><text:tab/>blist<text:tab/><text:tab/>显示所有断点信息</text:p>
      <text:p text:style-name="P1"><text:tab/>info b<text:tab/><text:tab/>同上</text:p>
      <text:p text:style-name="P1"><text:tab/>del n<text:tab/><text:tab/>删除第n个断点</text:p>
      <text:p text:style-name="P1"><text:tab/>c<text:tab/><text:tab/><text:tab/>执行到断点处</text:p>
      <text:p text:style-name="P1"><text:tab/>n<text:tab/><text:tab/><text:tab/>单步执行，不跳入函数</text:p>
      <text:p text:style-name="P1"><text:tab/>s<text:tab/>N<text:tab/><text:tab/>单步执行，跳入函数。N可选，表示执行N条指令</text:p>
      <text:p text:style-name="P1"><text:tab/>x /12xcb addr<text:tab/>按字符显示地址addr处的12个字节内存信息，</text:p>
      <text:p text:style-name="P1"><text:tab/>u /100<text:tab/><text:tab/>显示100行反汇编代码</text:p>
      <text:p text:style-name="P1"></text:p>
      <text:p text:style-name="P1"><text:soft-page-break/>dubugfs调试：</text:p>
      <text:p text:style-name="P1">将ext2文件系统挂载上后，使用df查看挂载点，在使用debugfs+挂载点 打开此文件</text:p>
      <text:p text:style-name="P1">系统。</text:p>
      <text:p text:style-name="P1"><text:tab/>ls显示文件及其inode节点信息。 </text:p>
      <text:p text:style-name="P1"><text:tab/>stat &lt;12&gt; 显示第12个inode节点信息</text:p>
      <text:p text:style-name="P1"><text:tab/>mi &lt;12&gt; <text:s/>同上</text:p>
      <text:p text:style-name="P1">别忘记sudo。</text:p>
      <text:p text:style-name="P1">最后一个需要记住的命令是：</text:p>
      <text:p text:style-name="P1"><text:tab/>xxd -u -a -g l -c 16 -s +0x2800 -l 512 a.img </text:p>
      <text:p text:style-name="P1">这个命令可以用来查看镜像内容</text:p>
      <text:p text:style-name="P1"></text:p>
      <text:p text:style-name="P1"></text:p>
      <text:p text:style-name="P1"></text:p>
      <text:p text:style-name="P1">5.代码细节</text:p>
      <text:p text:style-name="P1"><text:tab/>最后我们来看看代码实现</text:p>
      <text:p text:style-name="P1"></text:p>
      <text:p text:style-name="P1"><text:tab/></text:p>
      <text:p text:style-name="P1">保护模式下的栈？？</text:p>
      <text:p text:style-name="P1"></text:p>
      <text:p text:style-name="P1">ext2文件系统格式</text:p>
      <text:p text:style-name="P1"></text:p>
      <text:p text:style-name="P1">代码详解</text:p>
      <text:p text:style-name="P1">首先我们先整体看一下代码流程，再进入函数仔细分析代码。（以下boot就指示boot_ext2.asm</text:p>
      <text:p text:style-name="P1">或其二进制文件。loader，kernel同理）</text:p>
      <text:p text:style-name="P1">代码流程：</text:p>
      <text:p text:style-name="P1"><text:tab/>boot负责把loader加载到内存9000h:100h处，然后jmp到loader处</text:p>
      <text:p text:style-name="P1">执行loader的代码。</text:p>
      <text:p text:style-name="P1"><text:tab/>loader将kernel加载到8000h:0000处。然后进入保护模式，在</text:p>
      <text:p text:style-name="P1">保护模式下设置段寄存器，启动分页机制（call SetupPaging），装载8000h:0000处ELF格式</text:p>
      <text:p text:style-name="P1">的kernel（call InitKernel）（由于kernel是elf格式的，所以不能直接jmp到</text:p>
      <text:p text:style-name="P1">8000h:0000处执行，要按照elf格式将其装载到正确地址处，再jmp过去</text:p>
      <text:p text:style-name="P1">才能正确执行我们这里将其装载到物理内存的30400h处）。</text:p>
      <text:p text:style-name="P1"><text:tab/>好了现在我们已经把内核加载到了正确位置，我们可以将控制权交给kernle了：</text:p>
      <text:p text:style-name="P1"><text:tab/>jmp SelectorCodeKernel:KernelEntryPointPhyAddr</text:p>
      <text:p text:style-name="P1"><text:tab/>这个jmp跳到了3G+30400处。为什么执行kernel代码要跳到这里</text:p>
      <text:p text:style-name="P1">呢？我们明明只把它装载到30400h了，为什么加上3G也能正确运行呢？</text:p>
      <text:p text:style-name="P1">这就有劳我们loader.bin中的分页机制了。看了SetupPaging自会理解。</text:p>
      <text:p text:style-name="P1"><text:tab/>最后kernel仅输出一个K字符便进入死循环。</text:p>
      <text:p text:style-name="P1"></text:p>
      <text:p text:style-name="P1"></text:p>
      <text:p text:style-name="P1"></text:p>
      <text:p text:style-name="P1">boot_ext2.asm代码详解：</text:p>
      <text:p text:style-name="P1"><text:tab/>boot的代码逻辑很简单，主要分为两部分：第一部分加载根目录文件，并在其中找到loader目录项。找到目录项后就是第二步，加载其文件内容。</text:p>
      <text:p text:style-name="P1">找loader的过程逻辑上可分为三部：</text:p>
      <text:p text:style-name="P1">1.将根目录的block读入内存</text:p>
      <text:p text:style-name="P1">2.比较目录项：先比较NameLen是否为10,如果是，继续比较文件名，如果否，继续下一个目录项的比较</text:p>
      <text:p text:style-name="P1">3.如果比较了32个目录下都没有loader.bin，则输出:No Loader</text:p>
      <text:p text:style-name="P1"><text:tab/>在第二步中如果比较文件名后确定是loader.bin，则跳到LABEL_FILENAME_FOUND,执行加载文件内容。加载过程</text:p>
      <text:p text:style-name="P1">也分为三步：</text:p>
      <text:p text:style-name="P1"><text:soft-page-break/>1,计算loader.bin的inode的地址</text:p>
      <text:p text:style-name="P1">2,将inode所在扇区读入8f00:0000处内存</text:p>
      <text:p text:style-name="P1">3,循环读入block数组，即loader.bin的内容。</text:p>
      <text:p text:style-name="P1"><text:tab/>加载完loader.bin后便跳入loader的代码中执行loader程序。</text:p>
      <text:p text:style-name="P1"><text:tab/>至此boot结束</text:p>
      <text:p text:style-name="P1">loader_ext2.asm详解：</text:p>
      <text:p text:style-name="P1"><text:tab/>loader的过程上文已经叙述，现在来详细说明。</text:p>
      <text:p text:style-name="P1">1.首先是加载kernel。此过程与boot加载loader过程基本一样，再次不再叙述。</text:p>
      <text:p text:style-name="P1">2.然后就可以进入保护模式了。进入的过程比较简单，此处略过。</text:p>
      <text:p text:style-name="P1">3.进入保护模式后由于寻址方式不同，所以要从新设置段寄存器。</text:p>
      <text:p text:style-name="P1">4.启动分页机制。我们把页目录表放在1M--（1M+4k-1）处，页表紧随其后。我们需要</text:p>
      <text:p text:style-name="P1">把0-1G和3G-4G的线性地址空间映射到0-1G的物理内存（我们使用的内存就是1G大小）。</text:p>
      <text:p text:style-name="P1">由于一个页目录表便可对应1G的空间，所以我们使前256个页目录项和后256个页</text:p>
      <text:p text:style-name="P1">目录项都指向代表前1G物理内存的页表，这样便实现了我们上面的目标。读者可以</text:p>
      <text:p text:style-name="P1">对照代码自己分析一遍。</text:p>
      <text:p text:style-name="P1">5.装载ELF格式的kernel。按照ELF的ProgramHeaderTable来加载各个段的内容，</text:p>
      <text:p text:style-name="P1">ProgramHeader会指定某段应该加载到什么位置的内存。有关这部分详细信息可以</text:p>
      <text:p text:style-name="P1">参考《一个操作系统的实现》第5.3节和5.4.3节。</text:p>
      <text:p text:style-name="P1">6.通过jmp我们便可以跳入kernel了。看到这里读者应该能够理解loader最后jmp</text:p>
      <text:p text:style-name="P1">到3G+30400h处为何能正确执行了，因为我们线性地址空间的0-1G和3G-4G对应的</text:p>
      <text:p text:style-name="P1">是相同的物理空间，也就是这两部分的线性地址会转化成相同的物理地址。</text:p>
      <text:p text:style-name="P1"></text:p>
      <text:p text:style-name="P1"><text:tab/></text:p>
      <text:p text:style-name="P1"></text:p>
      <text:p text:style-name="P1"></text:p>
      <text:p text:style-name="P1"></text:p>
      <text:p text:style-name="P1"></text:p>
      <text:p text:style-name="P1"><text:tab/></text:p>
      <text:p text:style-name="P1"><text:tab/></text:p>
      <text:p text:style-name="P1"><text:tab/><text:tab/></text:p>
      <text:p text:style-name="P1"></text:p>
      <text:p text:style-name="P1"></text:p>
      <text:p text:style-name="P1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6:20:21.057182215</meta:creation-date>
    <dc:date>2015-04-14T17:05:09.620041462</dc:date>
    <meta:editing-duration>PT29M38S</meta:editing-duration>
    <meta:editing-cycles>1</meta:editing-cycles>
    <meta:document-statistic meta:table-count="0" meta:image-count="0" meta:object-count="0" meta:page-count="4" meta:paragraph-count="188" meta:word-count="2147" meta:character-count="4068" meta:non-whitespace-character-count="3675"/>
    <meta:generator>LibreOffice/4.2.7.2$Linux_x86 LibreOffice_project/420m0$Build-2</meta:generator>
  </office:meta>
</office:document-meta>
</file>